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ce4"/>
        <table:table-column table:style-name="co1" table:default-cell-style-name="ce10"/>
        <table:table-column table:style-name="co1" table:default-cell-style-name="ce16"/>
        <table:table-column table:style-name="co1" table:default-cell-style-name="ce22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onnées</text:p>
          </table:table-cell>
          <table:table-cell table:style-name="ce19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8" office:value-type="string" calcext:value-type="string">
            <text:p>mois</text:p>
          </table:table-cell>
          <table:table-cell table:style-name="ce14" office:value-type="string" calcext:value-type="string">
            <text:p>Somme - CA</text:p>
          </table:table-cell>
          <table:table-cell table:style-name="ce20" office:value-type="string" calcext:value-type="string">
            <text:p>Somme - qt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833.17" calcext:value-type="float">
            <text:p>833,17</text:p>
          </table:table-cell>
          <table:table-cell table:style-name="ce21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5.44" calcext:value-type="float">
            <text:p>1025,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91.98" calcext:value-type="float">
            <text:p>1591,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0.95" calcext:value-type="float">
            <text:p>840,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93.9" calcext:value-type="float">
            <text:p>693,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59.02" calcext:value-type="float">
            <text:p>1659,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51.63" calcext:value-type="float">
            <text:p>1551,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58.55" calcext:value-type="float">
            <text:p>1558,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712.36" calcext:value-type="float">
            <text:p>3712,3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26.7" calcext:value-type="float">
            <text:p>3226,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87.84" calcext:value-type="float">
            <text:p>3687,8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3711.98" calcext:value-type="float">
            <text:p>3711,98</text:p>
          </table:table-cell>
          <table:table-cell table:style-name="ce23" office:value-type="float" office:value="235" calcext:value-type="float">
            <text:p>235</text:p>
          </table:table-cell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069.89" calcext:value-type="float">
            <text:p>1069,89</text:p>
          </table:table-cell>
          <table:table-cell table:style-name="ce21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7.59" calcext:value-type="float">
            <text:p>797,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25.5" calcext:value-type="float">
            <text:p>825,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80.68" calcext:value-type="float">
            <text:p>980,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83.62" calcext:value-type="float">
            <text:p>1083,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69.57" calcext:value-type="float">
            <text:p>1169,5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58.52" calcext:value-type="float">
            <text:p>2258,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63.32" calcext:value-type="float">
            <text:p>2363,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66.82" calcext:value-type="float">
            <text:p>3566,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72.77" calcext:value-type="float">
            <text:p>3172,7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51.71" calcext:value-type="float">
            <text:p>3651,7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3648.87" calcext:value-type="float">
            <text:p>3648,87</text:p>
          </table:table-cell>
          <table:table-cell table:style-name="ce23" office:value-type="float" office:value="246" calcext:value-type="float">
            <text:p>246</text:p>
          </table:table-cell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280.37" calcext:value-type="float">
            <text:p>1280,37</text:p>
          </table:table-cell>
          <table:table-cell table:style-name="ce21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0.63" calcext:value-type="float">
            <text:p>560,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40.61" calcext:value-type="float">
            <text:p>1040,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08.52" calcext:value-type="float">
            <text:p>908,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34.43" calcext:value-type="float">
            <text:p>1434,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97.37" calcext:value-type="float">
            <text:p>1697,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02.41" calcext:value-type="float">
            <text:p>2402,4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95.32" calcext:value-type="float">
            <text:p>2295,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28.01" calcext:value-type="float">
            <text:p>4028,0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52.43" calcext:value-type="float">
            <text:p>3152,4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32.31" calcext:value-type="float">
            <text:p>3732,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021.45" calcext:value-type="float">
            <text:p>4021,45</text:p>
          </table:table-cell>
          <table:table-cell table:style-name="ce23" office:value-type="float" office:value="251" calcext:value-type="float">
            <text:p>251</text:p>
          </table:table-cell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352.44" calcext:value-type="float">
            <text:p>1352,44</text:p>
          </table:table-cell>
          <table:table-cell table:style-name="ce21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34.27" calcext:value-type="float">
            <text:p>834,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16.02" calcext:value-type="float">
            <text:p>916,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29.69" calcext:value-type="float">
            <text:p>1229,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53.42" calcext:value-type="float">
            <text:p>1453,4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24.74" calcext:value-type="float">
            <text:p>2224,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39.95" calcext:value-type="float">
            <text:p>2439,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48.73" calcext:value-type="float">
            <text:p>2548,7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59.79" calcext:value-type="float">
            <text:p>5559,7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04.95" calcext:value-type="float">
            <text:p>3104,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64.57" calcext:value-type="float">
            <text:p>4364,5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5313.24" calcext:value-type="float">
            <text:p>5313,24</text:p>
          </table:table-cell>
          <table:table-cell table:style-name="ce23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674.16" calcext:value-type="float">
            <text:p>1674,16</text:p>
          </table:table-cell>
          <table:table-cell table:style-name="ce21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92.89" calcext:value-type="float">
            <text:p>1992,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19.45" calcext:value-type="float">
            <text:p>1619,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3.17" calcext:value-type="float">
            <text:p>843,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09.86" calcext:value-type="float">
            <text:p>1409,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85.2" calcext:value-type="float">
            <text:p>1985,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53.13" calcext:value-type="float">
            <text:p>2453,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64.73" calcext:value-type="float">
            <text:p>2864,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57.81" calcext:value-type="float">
            <text:p>5857,8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74.5" calcext:value-type="float">
            <text:p>4274,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85.04" calcext:value-type="float">
            <text:p>5285,0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5779.58" calcext:value-type="float">
            <text:p>5779,58</text:p>
          </table:table-cell>
          <table:table-cell table:style-name="ce23" office:value-type="float" office:value="349" calcext:value-type="float">
            <text:p>349</text:p>
          </table:table-cell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598.62" calcext:value-type="float">
            <text:p>1598,62</text:p>
          </table:table-cell>
          <table:table-cell table:style-name="ce21" office:value-type="float" office:value="112" calcext:value-type="float">
            <text:p>112</text:p>
          </table:table-cell>
        </table:table-row>
        <table:table-row table:style-name="ro1">
          <table:table-cell table:style-name="ce5"/>
          <table:table-cell table:style-name="ce11" office:value-type="float" office:value="2" calcext:value-type="float">
            <text:p>2</text:p>
          </table:table-cell>
          <table:table-cell table:style-name="ce17" office:value-type="float" office:value="1467.22" calcext:value-type="float">
            <text:p>1467,22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6" office:value-type="string" calcext:value-type="string">
            <text:p>Total Résultat</text:p>
          </table:table-cell>
          <table:table-cell table:style-name="ce12"/>
          <table:table-cell table:style-name="ce18" office:value-type="float" office:value="145683.41" calcext:value-type="float">
            <text:p>145683,41</text:p>
          </table:table-cell>
          <table:table-cell table:style-name="ce24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D65" table:buttons="'Table dynamique_Table dynamique_Table dynamique_Feuille1_1_1_1'.A2 'Table dynamique_Table dynamique_Table dynamique_Feuille1_1_1_1'.B2 'Table dynamique_Table dynamique_Table dynamique_Feuille1_1_1_1'.C1" table:show-filter-button="false" table:drill-down-on-double-click="false">
          <table:database-source-query table:database-name="LirbairieMariaDB" table:query-name="RequeteMath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560,63" table:display="true" table:show-details="true"/>
                <table:data-pilot-member table:name="693,9" table:display="true" table:show-details="true"/>
                <table:data-pilot-member table:name="797,59" table:display="true" table:show-details="true"/>
                <table:data-pilot-member table:name="825,5" table:display="true" table:show-details="true"/>
                <table:data-pilot-member table:name="833,17" table:display="true" table:show-details="true"/>
                <table:data-pilot-member table:name="834,27" table:display="true" table:show-details="true"/>
                <table:data-pilot-member table:name="840,95" table:display="true" table:show-details="true"/>
                <table:data-pilot-member table:name="843,17" table:display="true" table:show-details="true"/>
                <table:data-pilot-member table:name="908,52" table:display="true" table:show-details="true"/>
                <table:data-pilot-member table:name="916,02" table:display="true" table:show-details="true"/>
                <table:data-pilot-member table:name="980,68" table:display="true" table:show-details="true"/>
                <table:data-pilot-member table:name="1025,44" table:display="true" table:show-details="true"/>
                <table:data-pilot-member table:name="1040,61" table:display="true" table:show-details="true"/>
                <table:data-pilot-member table:name="1069,89" table:display="true" table:show-details="true"/>
                <table:data-pilot-member table:name="1083,62" table:display="true" table:show-details="true"/>
                <table:data-pilot-member table:name="1169,57" table:display="true" table:show-details="true"/>
                <table:data-pilot-member table:name="1229,69" table:display="true" table:show-details="true"/>
                <table:data-pilot-member table:name="1280,37" table:display="true" table:show-details="true"/>
                <table:data-pilot-member table:name="1352,44" table:display="true" table:show-details="true"/>
                <table:data-pilot-member table:name="1409,86" table:display="true" table:show-details="true"/>
                <table:data-pilot-member table:name="1434,43" table:display="true" table:show-details="true"/>
                <table:data-pilot-member table:name="1453,42" table:display="true" table:show-details="true"/>
                <table:data-pilot-member table:name="1467,22" table:display="true" table:show-details="true"/>
                <table:data-pilot-member table:name="1551,63" table:display="true" table:show-details="true"/>
                <table:data-pilot-member table:name="1558,55" table:display="true" table:show-details="true"/>
                <table:data-pilot-member table:name="1591,98" table:display="true" table:show-details="true"/>
                <table:data-pilot-member table:name="1598,62" table:display="true" table:show-details="true"/>
                <table:data-pilot-member table:name="1619,45" table:display="true" table:show-details="true"/>
                <table:data-pilot-member table:name="1659,02" table:display="true" table:show-details="true"/>
                <table:data-pilot-member table:name="1674,16" table:display="true" table:show-details="true"/>
                <table:data-pilot-member table:name="1697,37" table:display="true" table:show-details="true"/>
                <table:data-pilot-member table:name="1985,2" table:display="true" table:show-details="true"/>
                <table:data-pilot-member table:name="1992,89" table:display="true" table:show-details="true"/>
                <table:data-pilot-member table:name="2224,74" table:display="true" table:show-details="true"/>
                <table:data-pilot-member table:name="2258,52" table:display="true" table:show-details="true"/>
                <table:data-pilot-member table:name="2295,32" table:display="true" table:show-details="true"/>
                <table:data-pilot-member table:name="2363,32" table:display="true" table:show-details="true"/>
                <table:data-pilot-member table:name="2402,41" table:display="true" table:show-details="true"/>
                <table:data-pilot-member table:name="2439,95" table:display="true" table:show-details="true"/>
                <table:data-pilot-member table:name="2453,13" table:display="true" table:show-details="true"/>
                <table:data-pilot-member table:name="2548,73" table:display="true" table:show-details="true"/>
                <table:data-pilot-member table:name="2864,73" table:display="true" table:show-details="true"/>
                <table:data-pilot-member table:name="3104,95" table:display="true" table:show-details="true"/>
                <table:data-pilot-member table:name="3152,43" table:display="true" table:show-details="true"/>
                <table:data-pilot-member table:name="3172,77" table:display="true" table:show-details="true"/>
                <table:data-pilot-member table:name="3226,7" table:display="true" table:show-details="true"/>
                <table:data-pilot-member table:name="3566,82" table:display="true" table:show-details="true"/>
                <table:data-pilot-member table:name="3648,87" table:display="true" table:show-details="true"/>
                <table:data-pilot-member table:name="3651,71" table:display="true" table:show-details="true"/>
                <table:data-pilot-member table:name="3687,84" table:display="true" table:show-details="true"/>
                <table:data-pilot-member table:name="3711,98" table:display="true" table:show-details="true"/>
                <table:data-pilot-member table:name="3712,36" table:display="true" table:show-details="true"/>
                <table:data-pilot-member table:name="3732,31" table:display="true" table:show-details="true"/>
                <table:data-pilot-member table:name="4021,45" table:display="true" table:show-details="true"/>
                <table:data-pilot-member table:name="4028,01" table:display="true" table:show-details="true"/>
                <table:data-pilot-member table:name="4274,5" table:display="true" table:show-details="true"/>
                <table:data-pilot-member table:name="4364,57" table:display="true" table:show-details="true"/>
                <table:data-pilot-member table:name="5285,04" table:display="true" table:show-details="true"/>
                <table:data-pilot-member table:name="5313,24" table:display="true" table:show-details="true"/>
                <table:data-pilot-member table:name="5559,79" table:display="true" table:show-details="true"/>
                <table:data-pilot-member table:name="5779,58" table:display="true" table:show-details="true"/>
                <table:data-pilot-member table:name="5857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42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7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9" table:display="true" table:show-details="true"/>
                <table:data-pilot-member table:name="134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9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13" table:display="true" table:show-details="true"/>
                <table:data-pilot-member table:name="227" table:display="true" table:show-details="true"/>
                <table:data-pilot-member table:name="232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51" table:display="true" table:show-details="true"/>
                <table:data-pilot-member table:name="264" table:display="true" table:show-details="true"/>
                <table:data-pilot-member table:name="288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319" table:display="true" table:show-details="true"/>
                <table:data-pilot-member table:name="338" table:display="true" table:show-details="true"/>
                <table:data-pilot-member table:name="3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11:01.560982156</meta:creation-date>
    <dc:date>2025-03-24T12:31:30.361394586</dc:date>
    <meta:editing-duration>PT9M56S</meta:editing-duration>
    <meta:editing-cycles>1</meta:editing-cycles>
    <meta:document-statistic meta:table-count="4" meta:cell-count="200" meta:object-count="0"/>
    <meta:generator>LibreOffice/24.2.7.2$Linux_X86_64 LibreOffice_project/420$Build-2</meta:generator>
  </office:meta>
</office:document-meta>
</file>